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color="#000000" fo:font-size="6pt" fo:background-color="transparent" style:font-size-asian="6pt" style:font-size-complex="6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1-QMBHWTunne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9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9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9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4.1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9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55cm" svg:y1="82cm" svg:x2="43.251cm" svg:y2="80.701cm" draw:start-shape="id27" draw:start-glue-point="0" draw:end-shape="id28" draw:end-glue-point="8" svg:d="M43550 82000l-299-1299" svg:viewBox="0 0 300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1-QMBHWTunne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28.773cm" svg:y1="84.573cm" svg:x2="94.301cm" svg:y2="23.899cm" draw:start-shape="id25" draw:start-glue-point="5" draw:end-shape="id43" draw:end-glue-point="4" svg:d="M28773 84573c0-57607 65528-27271 65528-60674" svg:viewBox="0 0 65529 60675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7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94" draw:id="id94">
          <draw:g>
            <draw:custom-shape draw:style-name="gr16" draw:text-style-name="P10" draw:layer="ConfigLayout" svg:width="0.8cm" svg:height="0.3cm" svg:x="106.4cm" svg:y="21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6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3" draw:start-glue-point="5" draw:end-shape="id56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7" draw:id="id57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7" draw:start-glue-point="10" draw:end-shape="id58" draw:end-glue-point="5" svg:d="M87800 38050l2098-50" svg:viewBox="0 0 2099 51">
          <text:p/>
        </draw:connector>
        <draw:g xml:id="id80" draw:id="id8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59" draw:start-glue-point="7" draw:end-shape="id60" draw:end-glue-point="6" svg:d="M27401 28197c0-17791 28200-9093 28200-17398" svg:viewBox="0 0 28201 17399">
          <text:p text:style-name="P9"><text:span text:style-name="T8">0</text:span></text:p>
        </draw:connector>
        <draw:custom-shape draw:style-name="gr5" draw:text-style-name="P6" xml:id="id61" draw:id="id61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1" draw:start-glue-point="10" draw:end-shape="id59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0" draw:start-glue-point="4" draw:end-shape="id59" draw:end-glue-point="0" svg:d="M65698 10798c0 9678-38248 3328-38248 12700" svg:viewBox="0 0 38249 12701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9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3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2" draw:start-glue-point="3" draw:end-shape="id59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3" draw:start-glue-point="1" draw:end-shape="id61" draw:end-glue-point="6" svg:d="M23700 23799l1900 51" svg:viewBox="0 0 1901 52">
          <text:p/>
        </draw:connector>
        <draw:g xml:id="id63" draw:id="id63">
          <draw:g>
            <draw:custom-shape draw:style-name="gr16" draw:text-style-name="P10" draw:layer="layout" svg:width="0.8cm" svg:height="0.3cm" svg:x="20.4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3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4" draw:end-shape="id60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5" draw:end-shape="id60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6" draw:start-glue-point="3" draw:end-shape="id60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7" draw:id="id67" draw:layer="layout" svg:width="0.5cm" svg:height="0.5cm" svg:x="51.3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8cm" svg:y1="20.75cm" svg:x2="53.301cm" svg:y2="20.701cm" draw:start-shape="id67" draw:start-glue-point="10" draw:end-shape="id68" draw:end-glue-point="6" svg:d="M51800 20750l1501-49" svg:viewBox="0 0 1502 50">
          <text:p/>
        </draw:connector>
        <draw:g xml:id="id69" draw:id="id69">
          <draw:g>
            <draw:custom-shape draw:style-name="gr16" draw:text-style-name="P10" draw:layer="layout" svg:width="0.8cm" svg:height="0.3cm" svg:x="55.9cm" svg:y="20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69" draw:start-glue-point="3" draw:end-shape="id68" draw:end-glue-point="6" svg:d="M55900 20699l-2599 2" svg:viewBox="0 0 2600 3">
          <text:p/>
        </draw:connector>
        <draw:connector draw:style-name="gr39" draw:text-style-name="P7" draw:layer="layout" draw:type="line" svg:x1="49.6cm" svg:y1="20.701cm" svg:x2="51.3cm" svg:y2="20.75cm" draw:start-shape="id70" draw:start-glue-point="1" draw:end-shape="id67" draw:end-glue-point="6" svg:d="M49600 20701l1700 49" svg:viewBox="0 0 1701 50">
          <text:p/>
        </draw:connector>
        <draw:g xml:id="id70" draw:id="id70">
          <draw:g>
            <draw:custom-shape draw:style-name="gr16" draw:text-style-name="P10" draw:layer="layout" svg:width="0.8cm" svg:height="0.3cm" svg:x="46.3cm" svg:y="2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1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6.3cm" svg:y="2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4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6.3cm" svg:y="2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8.5cm" svg:y="2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3cm" svg:y="21.0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4cm" svg:y="21.002cm">
                <text:p text:style-name="P9"><text:span text:style-name="T3">0.3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8" draw:start-glue-point="7" draw:end-shape="id60" draw:end-glue-point="6" svg:d="M53301 25099c0-3955-426-3296-1032-5882s-1394-8418 3332-8418" svg:viewBox="0 0 3792 14301">
          <text:p text:style-name="P9"><text:span text:style-name="T8">1</text:span></text:p>
        </draw:connector>
        <draw:connector draw:style-name="gr38" draw:text-style-name="P14" draw:layer="layout" draw:type="curve" svg:x1="65.698cm" svg:y1="10.798cm" svg:x2="53.35cm" svg:y2="20.4cm" draw:start-shape="id60" draw:start-glue-point="4" draw:end-shape="id68" draw:end-glue-point="0" svg:d="M65698 10798c0 7354-12348 2554-12348 9602" svg:viewBox="0 0 12349 9603">
          <text:p text:style-name="P9"><text:span text:style-name="T8">Key</text:span></text:p>
        </draw:connector>
        <draw:g xml:id="id43" draw:id="id4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g>
            <draw:custom-shape draw:style-name="gr16" draw:text-style-name="P10" draw:layer="layout" svg:width="0.8cm" svg:height="0.3cm" svg:x="101.601cm" svg:y="13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3">Targ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1" draw:start-glue-point="3" draw:end-shape="id43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3" draw:start-glue-point="7" draw:end-shape="id60" draw:end-glue-point="6" svg:d="M99301 20499c0-6997-43700-2148-43700-9700" svg:viewBox="0 0 43701 9701">
          <text:p text:style-name="P9"><text:span text:style-name="T8">3</text:span></text:p>
        </draw:connector>
        <draw:connector draw:style-name="gr38" draw:text-style-name="P14" draw:layer="layout" draw:type="curve" svg:x1="65.698cm" svg:y1="10.798cm" svg:x2="99.35cm" svg:y2="15.8cm" draw:start-shape="id60" draw:start-glue-point="4" draw:end-shape="id43" draw:end-glue-point="0" svg:d="M65698 10798c0 3904 33652 1404 33652 5002" svg:viewBox="0 0 33653 5003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9" draw:end-glue-point="4" svg:d="M28773 84573c0-45114-6372-18626-6372-52976" svg:viewBox="0 0 6373 52977">
          <text:p/>
        </draw:connector>
        <draw:g xml:id="id72" draw:id="id72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2" draw:start-glue-point="0" draw:end-shape="id59" draw:end-glue-point="4" svg:d="M20350 32598l2051-1001" svg:viewBox="0 0 2052 1002">
          <text:p/>
        </draw:connector>
        <draw:g xml:id="id73" draw:id="id73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3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28.773cm" svg:y1="84.573cm" svg:x2="48.301cm" svg:y2="28.499cm" draw:start-shape="id25" draw:start-glue-point="5" draw:end-shape="id68" draw:end-glue-point="4" svg:d="M28773 84573c0-41958 19528-13921 19528-56074" svg:viewBox="0 0 19529 56075">
          <text:p/>
        </draw:connector>
        <draw:connector draw:style-name="gr28" draw:text-style-name="P14" draw:layer="layout" draw:type="curve" svg:x1="58.399cm" svg:y1="28.499cm" svg:x2="43.6cm" svg:y2="36.45cm" draw:start-shape="id68" draw:start-glue-point="5" draw:end-shape="id56" draw:end-glue-point="10" svg:d="M58399 28499c0 5301-4933 7951-14799 7951" svg:viewBox="0 0 14800 7952">
          <text:p/>
        </draw:connector>
        <draw:g xml:id="id74" draw:id="id74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4" draw:end-shape="id56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9" draw:start-glue-point="0" draw:end-shape="id75" draw:end-glue-point="4" svg:d="M27450 23498c0-751 13302-7103 13302 12703" svg:viewBox="0 0 13303 14263">
          <text:p/>
        </draw:connector>
        <draw:g xml:id="id76" draw:id="id76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6" draw:start-glue-point="1" draw:end-shape="id75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5" draw:start-glue-point="10" draw:end-shape="id46" draw:end-glue-point="4" svg:d="M41002 36451c8550 0 2750 20849 11600 20849" svg:viewBox="0 0 11601 20850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6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7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0" draw:end-glue-point="6" svg:d="M40751 109101c0-55689 14850-6538 14850-98302" svg:viewBox="0 0 14851 98303">
          <text:p text:style-name="P9"><text:span text:style-name="T3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8" draw:start-glue-point="10" draw:end-shape="id58" draw:end-glue-point="6" svg:d="M43501 80451c44323 0 23674-34652 41300-34652" svg:viewBox="0 0 41301 34653">
          <text:p/>
        </draw:connector>
        <draw:g xml:id="id58" draw:id="id58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8" draw:start-glue-point="3" draw:end-shape="id58" draw:end-glue-point="5" svg:d="M92100 37801l-2202 199" svg:viewBox="0 0 2203 200">
          <text:p/>
        </draw:connector>
        <draw:g xml:id="id89" draw:id="id89">
          <draw:g>
            <draw:custom-shape draw:style-name="gr16" draw:text-style-name="P10" draw:layer="ConfigLayout" svg:width="0.8cm" svg:height="0.3cm" svg:x="96.7cm" svg:y="43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g>
            <draw:custom-shape draw:style-name="gr16" draw:text-style-name="P10" draw:layer="ConfigLayout" svg:width="0.8cm" svg:height="0.3cm" svg:x="92.1cm" svg:y="3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7" draw:id="id87">
          <draw:g>
            <draw:custom-shape draw:style-name="gr16" draw:text-style-name="P10" draw:layer="ConfigLayout" svg:width="0.8cm" svg:height="0.3cm" svg:x="82.1cm" svg:y="37.1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3">-0.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0" draw:start-glue-point="4" draw:end-shape="id58" draw:end-glue-point="0" svg:d="M65698 10798c0 11299 24152-2151 24152 26902" svg:viewBox="0 0 24153 26903">
          <text:p text:style-name="P9"><text:span text:style-name="T8">Key</text:span></text:p>
        </draw:connector>
        <draw:g xml:id="id81" draw:id="id81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79" draw:start-glue-point="3" draw:end-shape="id80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1" draw:start-glue-point="1" draw:end-shape="id80" draw:end-glue-point="6" svg:d="M96000 55751l1401 1348" svg:viewBox="0 0 1402 1349">
          <text:p/>
        </draw:connector>
        <draw:g xml:id="id82" draw:id="id82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2" draw:start-glue-point="3" draw:end-shape="id80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3" draw:id="id83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4" draw:id="id84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3" draw:start-glue-point="1" draw:end-shape="id84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4" draw:start-glue-point="8" draw:end-shape="id7" svg:d="M83450 96901l800 1702" svg:viewBox="0 0 801 1703">
          <text:p/>
        </draw:connector>
        <draw:g xml:id="id91" draw:id="id91">
          <draw:g>
            <draw:custom-shape draw:style-name="gr16" draw:text-style-name="P10" draw:layer="ConfigLayout" svg:width="0.8cm" svg:height="0.3cm" svg:x="58.4cm" svg:y="2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6" draw:start-glue-point="11" draw:end-shape="id43" draw:end-glue-point="6" svg:d="M21827 70373c0-38406 77474-11270 77474-54272" svg:viewBox="0 0 77475 54273">
          <text:p/>
        </draw:connector>
        <draw:g xml:id="id92" draw:id="id92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5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5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5" draw:start-glue-point="6" draw:end-shape="id45" draw:end-glue-point="6" svg:d="M40502 36451c-4354 0-3254 9249-2201 9249" svg:viewBox="0 0 3151 9250">
          <text:p text:style-name="P9"><text:span text:style-name="T3">Active</text:span></text:p>
        </draw:connector>
        <draw:g xml:id="id88" draw:id="id88">
          <draw:g>
            <draw:custom-shape draw:style-name="gr16" draw:text-style-name="P10" draw:layer="ConfigLayout" svg:width="0.8cm" svg:height="0.3cm" svg:x="79.8cm" svg:y="4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5" draw:id="id85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5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5" draw:start-glue-point="8" draw:end-shape="id44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8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099cm" svg:x2="21.1cm" svg:y2="72.55cm" draw:start-shape="id86" draw:start-glue-point="1" draw:end-shape="id35" draw:end-glue-point="6" svg:d="M14600 74099l6500-1549" svg:viewBox="0 0 6501 155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6" draw:id="id86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1.9cm" svg:x="14.291cm" svg:y="7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48" draw:text-style-name="P10" draw:layer="ConfigLayout" svg:width="0.867cm" svg:height="1.9cm" svg:x="6.4cm" svg:y="73.9cm">
                <text:p text:style-name="P9"><text:span text:style-name="T3">LinksList</text:span></text:p>
                <draw:enhanced-geometry svg:viewBox="0 0 21600 21600" draw:type="rectangle" draw:enhanced-path="M 0 0 L 21600 0 21600 21600 0 21600 0 0 Z N"/>
              </draw:custom-shape>
              <draw:custom-shape draw:style-name="gr49" draw:text-style-name="P10" draw:layer="ConfigLayout" svg:width="7.024cm" svg:height="1.9cm" svg:x="7.267cm" svg:y="73.9cm">
                <text:p text:style-name="P9"><text:span text:style-name="T3">Lev</text:span><text:span text:style-name="T10">el^</text:span><text:span text:style-name="T10"><text:a xlink:href="data:0,SimTime" xlink:type="simple">Data:0,SimTime</text:a></text:span><text:span text:style-name="T10">^Dat</text:span><text:span text:style-name="T3">a,ShiftOutput^Parameters,</text:span></text:p>
                <text:p text:style-name="P9"><text:span text:style-name="T3">AmplitudeReference^Parameters,AmplitudeOutput^Parameters,</text:span></text:p>
                <text:p text:style-name="P9"><text:span text:style-name="T3">CollectRef^Parameters,AtomOffsetRef^Parameters,ShiftRef^Parameters,</text:span></text:p>
                <text:p text:style-name="P9"><text:span text:style-name="T3">Move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MoveOutput^Parameters,SimTime^Parameters,Reset^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6" draw:id="id96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1">1</text:span></text:p>
        </draw:connector>
        <draw:connector draw:style-name="gr11" draw:text-style-name="P19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1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7" draw:id="id77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6" draw:id="id56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6" draw:start-glue-point="8" draw:end-shape="id45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5" draw:start-glue-point="10" draw:end-shape="id56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5" draw:id="id75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7" draw:start-glue-point="1" draw:end-shape="id57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8" draw:start-glue-point="1" draw:end-shape="id58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89" draw:start-glue-point="3" draw:end-shape="id58" draw:end-glue-point="4" svg:d="M96700 44799l-1802 999" svg:viewBox="0 0 1803 1000">
          <text:p/>
        </draw:connector>
        <draw:g xml:id="id90" draw:id="id90">
          <draw:g>
            <draw:custom-shape draw:style-name="gr16" draw:text-style-name="P10" draw:layer="ConfigLayout" svg:width="0.8cm" svg:height="0.3cm" svg:x="45.8cm" svg:y="26.1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6cm" svg:y="26.1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5.8cm" svg:y="26.1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47.45cm" svg:y1="26.498cm" svg:x2="48.301cm" svg:y2="28.499cm" draw:start-shape="id90" draw:start-glue-point="2" draw:end-shape="id68" draw:end-glue-point="4" svg:d="M47450 26498l851 2001" svg:viewBox="0 0 852 2002">
          <text:p/>
        </draw:connector>
        <draw:connector draw:style-name="gr39" draw:text-style-name="P7" draw:layer="ConfigLayout" draw:type="line" svg:x1="60.05cm" svg:y1="27.202cm" svg:x2="58.399cm" svg:y2="28.499cm" draw:start-shape="id91" draw:start-glue-point="2" draw:end-shape="id68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2" draw:start-glue-point="2" draw:end-shape="id59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3" draw:start-glue-point="2" draw:end-shape="id43" draw:end-glue-point="4" svg:d="M92750 22302l1551 1597" svg:viewBox="0 0 1552 1598">
          <text:p/>
        </draw:connector>
        <draw:g xml:id="id93" draw:id="id93">
          <draw:g>
            <draw:custom-shape draw:style-name="gr16" draw:text-style-name="P10" draw:layer="ConfigLayout" svg:width="0.8cm" svg:height="0.3cm" svg:x="91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4" draw:start-glue-point="3" draw:end-shape="id43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0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95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0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7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9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8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4.9cm" svg:y1="82.501cm" svg:x2="27.601cm" svg:y2="82.751cm" draw:start-shape="id96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8" draw:id="id9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7" draw:id="id97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7" draw:start-glue-point="10" draw:end-shape="id98" draw:end-glue-point="6" svg:d="M70400 21650l2400-49" svg:viewBox="0 0 2401 50">
          <text:p/>
        </draw:connector>
        <draw:g xml:id="id99" draw:id="id99">
          <draw:g>
            <draw:custom-shape draw:style-name="gr16" draw:text-style-name="P10" draw:layer="layout" svg:width="0.8cm" svg:height="0.3cm" svg:x="75.1cm" svg:y="21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99" draw:start-glue-point="3" draw:end-shape="id98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0" draw:start-glue-point="1" draw:end-shape="id97" draw:end-glue-point="6" svg:d="M68400 22301l1500-651" svg:viewBox="0 0 1501 652">
          <text:p/>
        </draw:connector>
        <draw:g xml:id="id100" draw:id="id100">
          <draw:g>
            <draw:custom-shape draw:style-name="gr16" draw:text-style-name="P10" draw:layer="layout" svg:width="0.8cm" svg:height="0.3cm" svg:x="65.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3">-0.0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16" draw:text-style-name="P10" draw:layer="layout" svg:width="0.8cm" svg:height="0.3cm" svg:x="65.299cm" svg:y="27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2" draw:id="id102" draw:layer="layout" draw:type="line" svg:x1="66.949cm" svg:y1="27.398cm" svg:x2="67.8cm" svg:y2="29.4cm" draw:start-shape="id101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8" draw:start-glue-point="7" draw:end-shape="id60" draw:end-glue-point="6" svg:d="M72800 25999c0-10575-17199-2975-17199-15200" svg:viewBox="0 0 17200 15201">
          <text:p text:style-name="P9"><text:span text:style-name="T8">2</text:span></text:p>
        </draw:connector>
        <draw:connector draw:style-name="gr38" draw:text-style-name="P14" draw:layer="layout" draw:type="curve" svg:x1="65.698cm" svg:y1="10.798cm" svg:x2="72.849cm" svg:y2="21.3cm" draw:start-shape="id60" draw:start-glue-point="4" draw:end-shape="id98" draw:end-glue-point="0" svg:d="M65698 10798c0 8029 7151 2779 7151 10502" svg:viewBox="0 0 7152 10503">
          <text:p text:style-name="P9"><text:span text:style-name="T8">Key</text:span></text:p>
        </draw:connector>
        <draw:connector draw:style-name="gr28" draw:text-style-name="P14" draw:layer="layout" draw:type="curve" draw:line-skew="-6.4cm" svg:x1="43.251cm" svg:y1="80.201cm" svg:x2="67.8cm" svg:y2="29.4cm" draw:start-shape="id28" draw:start-glue-point="4" draw:end-shape="id102" draw:end-glue-point="3" svg:d="M43251 80201c0-47701 24549-22301 24549-50801" svg:viewBox="0 0 24550 50802">
          <text:p/>
        </draw:connector>
        <draw:g xml:id="id104" draw:id="id104">
          <draw:g>
            <draw:custom-shape draw:style-name="gr16" draw:text-style-name="P10" draw:layer="layout" svg:width="0.8cm" svg:height="0.3cm" svg:x="71.2cm" svg:y="30.7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3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3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3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3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3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3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3" draw:id="id103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2" draw:start-glue-point="3" draw:end-shape="id103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4" draw:start-glue-point="3" draw:end-shape="id103" draw:end-glue-point="9" svg:d="M71200 31449l-1773-622" svg:viewBox="0 0 1774 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2T13:51:45.763000000</dc:date>
    <meta:editing-duration>P1DT8H15M32S</meta:editing-duration>
    <meta:editing-cycles>203</meta:editing-cycles>
    <meta:print-date>2017-04-10T14:16:38.188000000</meta:print-date>
    <meta:document-statistic meta:object-count="1183"/>
  </office:meta>
</office:document-meta>
</file>